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582.24pt" svg:y="0pt">
            <draw:object draw:notify-on-update-of-ranges="Sheet1.D1:Sheet1.D10 Sheet1.E1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80.79pt" svg:y="134.62pt">
            <draw:object draw:notify-on-update-of-ranges="Sheet1.G1:Sheet1.G10 Sheet1.H1:Sheet1.H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7.97pt" svg:y="256.59pt">
            <draw:object draw:notify-on-update-of-ranges="Sheet1.A1:Sheet1.A10 Sheet1.E1:Sheet1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4.88594843" calcext:value-type="float">
            <text:p>14.88594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.895327863" calcext:value-type="float">
            <text:p>38.895327863</text:p>
          </table:table-cell>
          <table:table-cell table:formula="of:=[.D1]-30" office:value-type="float" office:value="8.895327863" calcext:value-type="float">
            <text:p>8.895327863</text:p>
          </table:table-cell>
          <table:table-cell/>
          <table:table-cell office:value-type="float" office:value="6.708444126" calcext:value-type="float">
            <text:p>6.708444126</text:p>
          </table:table-cell>
          <table:table-cell office:value-type="float" office:value="2.55784658" calcext:value-type="float">
            <text:p>2.55784658</text:p>
          </table:table-cell>
        </table:table-row>
        <table:table-row table:style-name="ro1">
          <table:table-cell office:value-type="float" office:value="1.55994793199" calcext:value-type="float">
            <text:p>1.559947931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433958088" calcext:value-type="float">
            <text:p>33.433958088</text:p>
          </table:table-cell>
          <table:table-cell table:formula="of:=[.D2]-30" office:value-type="float" office:value="3.433958088" calcext:value-type="float">
            <text:p>3.433958088</text:p>
          </table:table-cell>
          <table:table-cell/>
          <table:table-cell office:value-type="float" office:value="4.987996457" calcext:value-type="float">
            <text:p>4.987996457</text:p>
          </table:table-cell>
          <table:table-cell office:value-type="float" office:value="1.895498659" calcext:value-type="float">
            <text:p>1.895498659</text:p>
          </table:table-cell>
        </table:table-row>
        <table:table-row table:style-name="ro1">
          <table:table-cell office:value-type="float" office:value="3.110653197" calcext:value-type="float">
            <text:p>3.1106531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033563818" calcext:value-type="float">
            <text:p>32.033563818</text:p>
          </table:table-cell>
          <table:table-cell table:formula="of:=[.D3]-30" office:value-type="float" office:value="2.033563818" calcext:value-type="float">
            <text:p>2.033563818</text:p>
          </table:table-cell>
          <table:table-cell/>
          <table:table-cell office:value-type="float" office:value="3.842543961" calcext:value-type="float">
            <text:p>3.842543961</text:p>
          </table:table-cell>
          <table:table-cell office:value-type="float" office:value="1.9946871357" calcext:value-type="float">
            <text:p>1.9946871357</text:p>
          </table:table-cell>
        </table:table-row>
        <table:table-row table:style-name="ro1">
          <table:table-cell office:value-type="float" office:value="1.55977995999" calcext:value-type="float">
            <text:p>1.55977995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.804878327" calcext:value-type="float">
            <text:p>31.804878327</text:p>
          </table:table-cell>
          <table:table-cell table:formula="of:=[.D4]-30" office:value-type="float" office:value="1.804878327" calcext:value-type="float">
            <text:p>1.804878327</text:p>
          </table:table-cell>
          <table:table-cell/>
          <table:table-cell office:value-type="float" office:value="2.132796734" calcext:value-type="float">
            <text:p>2.132796734</text:p>
          </table:table-cell>
          <table:table-cell office:value-type="float" office:value="2.749579525" calcext:value-type="float">
            <text:p>2.749579525</text:p>
          </table:table-cell>
        </table:table-row>
        <table:table-row table:style-name="ro1">
          <table:table-cell office:value-type="float" office:value="2.49131497" calcext:value-type="float">
            <text:p>2.491314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.970639135" calcext:value-type="float">
            <text:p>31.970639135</text:p>
          </table:table-cell>
          <table:table-cell table:formula="of:=[.D5]-30" office:value-type="float" office:value="1.970639135" calcext:value-type="float">
            <text:p>1.970639135</text:p>
          </table:table-cell>
          <table:table-cell/>
          <table:table-cell office:value-type="float" office:value="2.068774125" calcext:value-type="float">
            <text:p>2.068774125</text:p>
          </table:table-cell>
          <table:table-cell office:value-type="float" office:value="2.426875587" calcext:value-type="float">
            <text:p>2.426875587</text:p>
          </table:table-cell>
        </table:table-row>
        <table:table-row table:style-name="ro1">
          <table:table-cell office:value-type="float" office:value="3.55977498" calcext:value-type="float">
            <text:p>3.559774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019387606" calcext:value-type="float">
            <text:p>32.019387606</text:p>
          </table:table-cell>
          <table:table-cell table:formula="of:=[.D6]-30" office:value-type="float" office:value="2.019387606" calcext:value-type="float">
            <text:p>2.019387606</text:p>
          </table:table-cell>
          <table:table-cell/>
          <table:table-cell office:value-type="float" office:value="3.664789452" calcext:value-type="float">
            <text:p>3.664789452</text:p>
          </table:table-cell>
          <table:table-cell office:value-type="float" office:value="3.44974654" calcext:value-type="float">
            <text:p>3.44974654</text:p>
          </table:table-cell>
        </table:table-row>
        <table:table-row table:style-name="ro1">
          <table:table-cell office:value-type="float" office:value="1.87146582" calcext:value-type="float">
            <text:p>1.871465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526298008" calcext:value-type="float">
            <text:p>33.526298008</text:p>
          </table:table-cell>
          <table:table-cell table:formula="of:=[.D7]-30" office:value-type="float" office:value="3.526298008" calcext:value-type="float">
            <text:p>3.526298008</text:p>
          </table:table-cell>
          <table:table-cell/>
          <table:table-cell office:value-type="float" office:value="4.442264848" calcext:value-type="float">
            <text:p>4.442264848</text:p>
          </table:table-cell>
          <table:table-cell office:value-type="float" office:value="2.125483355" calcext:value-type="float">
            <text:p>2.125483355</text:p>
          </table:table-cell>
        </table:table-row>
        <table:table-row table:style-name="ro1">
          <table:table-cell office:value-type="float" office:value="2.11064876" calcext:value-type="float">
            <text:p>2.110648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.933359136" calcext:value-type="float">
            <text:p>31.933359136</text:p>
          </table:table-cell>
          <table:table-cell table:formula="of:=[.D8]-30" office:value-type="float" office:value="1.933359136" calcext:value-type="float">
            <text:p>1.933359136</text:p>
          </table:table-cell>
          <table:table-cell/>
          <table:table-cell office:value-type="float" office:value="2.667965895" calcext:value-type="float">
            <text:p>2.667965895</text:p>
          </table:table-cell>
          <table:table-cell office:value-type="float" office:value="2.334892983" calcext:value-type="float">
            <text:p>2.334892983</text:p>
          </table:table-cell>
        </table:table-row>
        <table:table-row table:style-name="ro1">
          <table:table-cell office:value-type="float" office:value="1.41287654" calcext:value-type="float">
            <text:p>1.412876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.706899405" calcext:value-type="float">
            <text:p>32.706899405</text:p>
          </table:table-cell>
          <table:table-cell table:formula="of:=[.D9]-30" office:value-type="float" office:value="2.706899405" calcext:value-type="float">
            <text:p>2.706899405</text:p>
          </table:table-cell>
          <table:table-cell/>
          <table:table-cell office:value-type="float" office:value="5.224857135" calcext:value-type="float">
            <text:p>5.224857135</text:p>
          </table:table-cell>
          <table:table-cell office:value-type="float" office:value="1.56745895" calcext:value-type="float">
            <text:p>1.56745895</text:p>
          </table:table-cell>
        </table:table-row>
        <table:table-row table:style-name="ro1">
          <table:table-cell office:value-type="float" office:value="2.995485684" calcext:value-type="float">
            <text:p>2.9954856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.80637819" calcext:value-type="float">
            <text:p>32.80637819</text:p>
          </table:table-cell>
          <table:table-cell table:formula="of:=[.D10]-30" office:value-type="float" office:value="2.80637819" calcext:value-type="float">
            <text:p>2.80637819</text:p>
          </table:table-cell>
          <table:table-cell/>
          <table:table-cell office:value-type="float" office:value="4.554981325" calcext:value-type="float">
            <text:p>4.554981325</text:p>
          </table:table-cell>
          <table:table-cell office:value-type="float" office:value="2.02916597" calcext:value-type="float">
            <text:p>2.02916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3:50:51.286418409</meta:creation-date>
    <dc:date>2018-05-01T00:28:05.624802152</dc:date>
    <meta:editing-duration>PT3M2S</meta:editing-duration>
    <meta:editing-cycles>1</meta:editing-cycles>
    <meta:document-statistic meta:table-count="1" meta:cell-count="60" meta:object-count="3"/>
    <meta:generator>LibreOffice/6.0.1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881cm" svg:y="0.316cm" chart:style-name="ch2">
          <text:p>Total execution time vs Deployment time</text:p>
        </chart:title>
        <chart:legend chart:legend-position="end" svg:x="11.479cm" svg:y="3.954cm" style:legend-expansion="high" chart:style-name="ch3"/>
        <chart:plot-area chart:style-name="ch4" table:cell-range-address="Sheet1.D1:Sheet1.E10" chart:data-source-has-labels="row" svg:x="1.33cm" svg:y="1.275cm" svg:width="9.83cm" svg:height="6.569cm">
          <chartooo:coordinate-region svg:x="1.951cm" svg:y="1.474cm" svg:width="9.022cm" svg:height="5.723cm"/>
          <chart:axis chart:dimension="x" chart:name="primary-x" chart:style-name="ch5">
            <chart:title svg:x="5.698cm" svg:y="8.024cm" chart:style-name="ch6">
              <text:p>Events</text:p>
            </chart:title>
            <chart:grid chart:style-name="ch7" chart:class="major"/>
          </chart:axis>
          <chart:axis chart:dimension="y" chart:name="primary-y" chart:style-name="ch5">
            <chart:title svg:x="0.451cm" svg:y="5.198cm" chart:style-name="ch8">
              <text:p>Time (s)</text:p>
            </chart:title>
            <chart:grid chart:style-name="ch7" chart:class="major"/>
          </chart:axis>
          <chart:series chart:style-name="ch9" chart:values-cell-range-address="Sheet1.D1:Sheet1.D10" loext:label-string="total_execution_time" chart:class="chart:line">
            <chart:data-point chart:repeated="10"/>
          </chart:series>
          <chart:series chart:style-name="ch10" chart:values-cell-range-address="Sheet1.E1:Sheet1.E10" loext:label-string="deployment_time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execution_time</text:p>
              </table:table-cell>
              <table:table-cell office:value-type="string">
                <text:p>deployment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895327863">
                <text:p>38.895327863</text:p>
                <draw:g>
                  <svg:desc>Sheet1.D1:Sheet1.D10</svg:desc>
                </draw:g>
              </table:table-cell>
              <table:table-cell office:value-type="float" office:value="8.895327863">
                <text:p>8.895327863</text:p>
                <draw:g>
                  <svg:desc>Sheet1.E1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433958088">
                <text:p>33.433958088</text:p>
              </table:table-cell>
              <table:table-cell office:value-type="float" office:value="3.433958088">
                <text:p>3.433958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033563818">
                <text:p>32.033563818</text:p>
              </table:table-cell>
              <table:table-cell office:value-type="float" office:value="2.033563818">
                <text:p>2.033563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804878327">
                <text:p>31.804878327</text:p>
              </table:table-cell>
              <table:table-cell office:value-type="float" office:value="1.804878327">
                <text:p>1.804878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970639135">
                <text:p>31.970639135</text:p>
              </table:table-cell>
              <table:table-cell office:value-type="float" office:value="1.970639135">
                <text:p>1.970639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019387606">
                <text:p>32.019387606</text:p>
              </table:table-cell>
              <table:table-cell office:value-type="float" office:value="2.019387606">
                <text:p>2.019387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526298008">
                <text:p>33.526298008</text:p>
              </table:table-cell>
              <table:table-cell office:value-type="float" office:value="3.526298008">
                <text:p>3.526298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933359136">
                <text:p>31.933359136</text:p>
              </table:table-cell>
              <table:table-cell office:value-type="float" office:value="1.933359136">
                <text:p>1.933359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706899405">
                <text:p>32.706899405</text:p>
              </table:table-cell>
              <table:table-cell office:value-type="float" office:value="2.706899405">
                <text:p>2.70689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80637819">
                <text:p>32.80637819</text:p>
              </table:table-cell>
              <table:table-cell office:value-type="float" office:value="2.80637819">
                <text:p>2.80637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6cm" chart:style-name="ch2">
          <text:p>Provision times</text:p>
        </chart:title>
        <chart:subtitle svg:x="5.813cm" svg:y="1.275cm" chart:style-name="ch3">
          <text:p>Two nodes vs One node</text:p>
        </chart:subtitle>
        <chart:legend chart:legend-position="end" svg:x="13.605cm" svg:y="3.952cm" style:legend-expansion="high" chart:style-name="ch4"/>
        <chart:plot-area chart:style-name="ch5" table:cell-range-address="Sheet1.G1:Sheet1.H10" chart:data-source-has-labels="row" svg:x="1.331cm" svg:y="2.138cm" svg:width="11.954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879cm" svg:y="2.193cm" svg:width="11.293cm" svg:height="4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761cm" svg:y="8.019cm" chart:style-name="ch7">
              <text:p>Events</text:p>
            </chart:title>
          </chart:axis>
          <chart:axis chart:dimension="y" chart:name="primary-y" chart:style-name="ch8">
            <chart:title svg:x="0.451cm" svg:y="5.627cm" chart:style-name="ch9">
              <text:p>Time (s)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G1:Sheet1.G10" loext:label-string="two_nodes" chart:class="chart:bar">
            <chart:data-point chart:repeated="10"/>
          </chart:series>
          <chart:series chart:style-name="ch12" chart:values-cell-range-address="Sheet1.H1:Sheet1.H10" loext:label-string="one_node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_nodes</text:p>
              </table:table-cell>
              <table:table-cell office:value-type="string">
                <text:p>one_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08444126">
                <text:p>6.708444126</text:p>
                <draw:g>
                  <svg:desc>Sheet1.G1:Sheet1.G10</svg:desc>
                </draw:g>
              </table:table-cell>
              <table:table-cell office:value-type="float" office:value="2.55784658">
                <text:p>2.55784658</text:p>
                <draw:g>
                  <svg:desc>Sheet1.H1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87996457">
                <text:p>4.987996457</text:p>
              </table:table-cell>
              <table:table-cell office:value-type="float" office:value="1.895498659">
                <text:p>1.895498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42543961">
                <text:p>3.842543961</text:p>
              </table:table-cell>
              <table:table-cell office:value-type="float" office:value="1.9946871357">
                <text:p>1.9946871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2796734">
                <text:p>2.132796734</text:p>
              </table:table-cell>
              <table:table-cell office:value-type="float" office:value="2.749579525">
                <text:p>2.749579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8774125">
                <text:p>2.068774125</text:p>
              </table:table-cell>
              <table:table-cell office:value-type="float" office:value="2.426875587">
                <text:p>2.426875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4789452">
                <text:p>3.664789452</text:p>
              </table:table-cell>
              <table:table-cell office:value-type="float" office:value="3.44974654">
                <text:p>3.44974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42264848">
                <text:p>4.442264848</text:p>
              </table:table-cell>
              <table:table-cell office:value-type="float" office:value="2.125483355">
                <text:p>2.125483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7965895">
                <text:p>2.667965895</text:p>
              </table:table-cell>
              <table:table-cell office:value-type="float" office:value="2.334892983">
                <text:p>2.33489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24857135">
                <text:p>5.224857135</text:p>
              </table:table-cell>
              <table:table-cell office:value-type="float" office:value="1.56745895">
                <text:p>1.5674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54981325">
                <text:p>4.554981325</text:p>
              </table:table-cell>
              <table:table-cell office:value-type="float" office:value="2.02916597">
                <text:p>2.02916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Deployment times</text:p>
        </chart:title>
        <chart:subtitle svg:x="5.297cm" svg:y="1.275cm" chart:style-name="ch3">
          <text:p>Short lived vs Long lived tasks</text:p>
        </chart:subtitle>
        <chart:legend chart:legend-position="end" svg:x="12.142cm" svg:y="3.952cm" style:legend-expansion="high" chart:style-name="ch4"/>
        <chart:plot-area chart:style-name="ch5" table:cell-range-address="Sheet1.A1:Sheet1.A10 Sheet1.E1:Sheet1.E10" chart:data-source-has-labels="row" svg:x="1.331cm" svg:y="2.138cm" svg:width="10.491cm" svg:height="5.701cm">
          <chartooo:coordinate-region svg:x="1.767cm" svg:y="2.337cm" svg:width="9.683cm" svg:height="4.855cm"/>
          <chart:axis chart:dimension="x" chart:name="primary-x" chart:style-name="ch6">
            <chart:title svg:x="6.029cm" svg:y="8.019cm" chart:style-name="ch7">
              <text:p>Events</text:p>
            </chart:title>
          </chart:axis>
          <chart:axis chart:dimension="y" chart:name="primary-y" chart:style-name="ch6">
            <chart:title svg:x="0.451cm" svg:y="5.627cm" chart:style-name="ch8">
              <text:p>Time (s)</text:p>
            </chart:title>
            <chart:grid chart:style-name="ch9" chart:class="major"/>
          </chart:axis>
          <chart:series chart:style-name="ch10" chart:values-cell-range-address="Sheet1.A1:Sheet1.A10" loext:label-string="short_lived_task" chart:class="chart:line">
            <chart:data-point chart:repeated="10"/>
          </chart:series>
          <chart:series chart:style-name="ch11" chart:values-cell-range-address="Sheet1.E1:Sheet1.E10" loext:label-string="long_lived_task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_lived_task</text:p>
              </table:table-cell>
              <table:table-cell office:value-type="string">
                <text:p>long_lived_ta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88594843">
                <text:p>14.88594843</text:p>
                <draw:g>
                  <svg:desc>Sheet1.A1:Sheet1.A10</svg:desc>
                </draw:g>
              </table:table-cell>
              <table:table-cell office:value-type="float" office:value="8.895327863">
                <text:p>8.895327863</text:p>
                <draw:g>
                  <svg:desc>Sheet1.E1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994793199">
                <text:p>1.55994793199</text:p>
              </table:table-cell>
              <table:table-cell office:value-type="float" office:value="3.433958088">
                <text:p>3.433958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0653197">
                <text:p>3.110653197</text:p>
              </table:table-cell>
              <table:table-cell office:value-type="float" office:value="2.033563818">
                <text:p>2.033563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977995999">
                <text:p>1.55977995999</text:p>
              </table:table-cell>
              <table:table-cell office:value-type="float" office:value="1.804878327">
                <text:p>1.804878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9131497">
                <text:p>2.49131497</text:p>
              </table:table-cell>
              <table:table-cell office:value-type="float" office:value="1.970639135">
                <text:p>1.970639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5977498">
                <text:p>3.55977498</text:p>
              </table:table-cell>
              <table:table-cell office:value-type="float" office:value="2.019387606">
                <text:p>2.019387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146582">
                <text:p>1.87146582</text:p>
              </table:table-cell>
              <table:table-cell office:value-type="float" office:value="3.526298008">
                <text:p>3.526298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064876">
                <text:p>2.11064876</text:p>
              </table:table-cell>
              <table:table-cell office:value-type="float" office:value="1.933359136">
                <text:p>1.933359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287654">
                <text:p>1.41287654</text:p>
              </table:table-cell>
              <table:table-cell office:value-type="float" office:value="2.706899405">
                <text:p>2.70689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95485684">
                <text:p>2.995485684</text:p>
              </table:table-cell>
              <table:table-cell office:value-type="float" office:value="2.80637819">
                <text:p>2.80637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